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04cm" fo:min-width="13.089cm"/>
    </style:style>
    <style:style style:name="gr2" style:family="graphic" style:parent-style-name="standard">
      <style:graphic-properties draw:textarea-horizontal-align="justify" draw:textarea-vertical-align="middle" draw:auto-grow-height="false" fo:min-height="0.03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5.107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0.254cm" svg:x="3.775cm" svg:y="6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76cm" svg:height="0.864cm" draw:transform="rotate (-2.35619449019235) translate (4.43cm 7.14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0.876cm" svg:height="0.864cm" draw:transform="rotate (-2.35619449019235) translate (17.959cm 7.144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2" draw:layer="layout" svg:x1="10.833cm" svg:y1="6.339cm" svg:x2="10.833cm" svg:y2="7.609cm">
          <text:p/>
        </draw:line>
        <draw:line draw:style-name="gr3" draw:text-style-name="P2" draw:layer="layout" svg:x1="17.364cm" svg:y1="6.372cm" svg:x2="17.364cm" svg:y2="5.102cm">
          <text:p/>
        </draw:line>
        <draw:line draw:style-name="gr3" draw:text-style-name="P2" draw:layer="layout" svg:x1="3.775cm" svg:y1="6.329cm" svg:x2="3.775cm" svg:y2="5.059cm">
          <text:p/>
        </draw:line>
        <draw:frame draw:style-name="gr4" draw:text-style-name="P3" draw:layer="layout" svg:width="4.445cm" svg:height="1.114cm" svg:x="15.129cm" svg:y="4.007cm">
          <draw:text-box>
            <text:p text:style-name="P1">F<text:span text:style-name="T1">scale</text:span><text:span text:style-name="T2"> = m</text:span><text:span text:style-name="T1">scale</text:span><text:span text:style-name="T2">g</text:span></text:p>
          </draw:text-box>
        </draw:frame>
        <draw:frame draw:style-name="gr4" draw:text-style-name="P3" draw:layer="layout" svg:width="4.445cm" svg:height="1.114cm" svg:x="1.54cm" svg:y="4.007cm">
          <draw:text-box>
            <text:p text:style-name="P1">F<text:span text:style-name="T1">free</text:span></text:p>
          </draw:text-box>
        </draw:frame>
        <draw:frame draw:style-name="gr4" draw:text-style-name="P3" draw:layer="layout" svg:width="4.445cm" svg:height="1.114cm" svg:x="8.62cm" svg:y="7.607cm">
          <draw:text-box>
            <text:p text:style-name="P1">F<text:span text:style-name="T1">board</text:span><text:span text:style-name="T2"> = m</text:span><text:span text:style-name="T1">board</text:span><text:span text:style-name="T2">g</text:span></text:p>
          </draw:text-box>
        </draw:frame>
        <draw:custom-shape draw:style-name="gr1" draw:text-style-name="P1" draw:layer="layout" svg:width="13.589cm" svg:height="0.254cm" svg:x="3.775cm" svg:y="15.3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76cm" svg:height="0.864cm" draw:transform="rotate (-2.35619449019235) translate (4.43cm 16.24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0.876cm" svg:height="0.864cm" draw:transform="rotate (-2.35619449019235) translate (17.959cm 16.244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2" draw:layer="layout" svg:x1="10.833cm" svg:y1="15.439cm" svg:x2="10.833cm" svg:y2="16.709cm">
          <text:p/>
        </draw:line>
        <draw:line draw:style-name="gr3" draw:text-style-name="P2" draw:layer="layout" svg:x1="17.364cm" svg:y1="15.472cm" svg:x2="17.364cm" svg:y2="14.202cm">
          <text:p/>
        </draw:line>
        <draw:line draw:style-name="gr3" draw:text-style-name="P2" draw:layer="layout" svg:x1="3.775cm" svg:y1="15.429cm" svg:x2="3.775cm" svg:y2="14.159cm">
          <text:p/>
        </draw:line>
        <draw:frame draw:style-name="gr4" draw:text-style-name="P3" draw:layer="layout" svg:width="4.445cm" svg:height="1.114cm" svg:x="15.129cm" svg:y="13.107cm">
          <draw:text-box>
            <text:p text:style-name="P1">F<text:span text:style-name="T1">scale</text:span><text:span text:style-name="T2"> = m</text:span><text:span text:style-name="T1">scale</text:span><text:span text:style-name="T2">g</text:span></text:p>
          </draw:text-box>
        </draw:frame>
        <draw:frame draw:style-name="gr4" draw:text-style-name="P3" draw:layer="layout" svg:width="4.445cm" svg:height="1.114cm" svg:x="1.54cm" svg:y="13.107cm">
          <draw:text-box>
            <text:p text:style-name="P1">F<text:span text:style-name="T1">free</text:span></text:p>
          </draw:text-box>
        </draw:frame>
        <draw:frame draw:style-name="gr4" draw:text-style-name="P3" draw:layer="layout" svg:width="4.445cm" svg:height="1.114cm" svg:x="8.62cm" svg:y="16.707cm">
          <draw:text-box>
            <text:p text:style-name="P1">F<text:span text:style-name="T1">board</text:span><text:span text:style-name="T2"> = m</text:span><text:span text:style-name="T1">board</text:span><text:span text:style-name="T2">g</text:span></text:p>
          </draw:text-box>
        </draw:frame>
        <draw:custom-shape draw:style-name="gr5" draw:text-style-name="P1" draw:layer="layout" svg:width="5.607cm" svg:height="0.193cm" svg:x="3.775cm" svg:y="14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634cm" svg:y1="14.879cm" svg:x2="6.634cm" svg:y2="16.149cm">
          <text:p/>
        </draw:line>
        <draw:frame draw:style-name="gr4" draw:text-style-name="P3" draw:layer="layout" svg:width="4.445cm" svg:height="1.114cm" svg:x="4.421cm" svg:y="16.147cm">
          <draw:text-box>
            <text:p text:style-name="P1">F<text:span text:style-name="T1">arm</text:span><text:span text:style-name="T2"> = m</text:span><text:span text:style-name="T1">arm</text:span><text:span text:style-name="T2">g</text:span></text:p>
          </draw:text-box>
        </draw:frame>
        <draw:frame draw:style-name="gr6" draw:text-style-name="P3" draw:layer="layout" svg:width="4.445cm" svg:height="1.016cm" svg:x="15.13cm" svg:y="7.107cm">
          <draw:text-box>
            <text:p text:style-name="P1">Scale</text:p>
          </draw:text-box>
        </draw:frame>
        <draw:frame draw:style-name="gr6" draw:text-style-name="P3" draw:layer="layout" svg:width="4.445cm" svg:height="1.016cm" svg:x="15.131cm" svg:y="16.207cm">
          <draw:text-box>
            <text:p text:style-name="P1">Scale</text:p>
          </draw:text-box>
        </draw:frame>
        <draw:line draw:style-name="gr7" draw:text-style-name="P1" draw:layer="layout" svg:x1="3.921cm" svg:y1="10.36cm" svg:x2="17.383cm" svg:y2="10.36cm">
          <text:p/>
        </draw:line>
        <draw:frame draw:style-name="gr4" draw:text-style-name="P3" draw:layer="layout" svg:width="4.445cm" svg:height="1.114cm" svg:x="8.621cm" svg:y="9.307cm">
          <draw:text-box>
            <text:p text:style-name="P1">L<text:span text:style-name="T1">Scale</text:span></text:p>
          </draw:text-box>
        </draw:frame>
        <draw:line draw:style-name="gr7" draw:text-style-name="P1" draw:layer="layout" svg:x1="3.928cm" svg:y1="9.287cm" svg:x2="10.786cm" svg:y2="9.287cm">
          <text:p/>
        </draw:line>
        <draw:frame draw:style-name="gr4" draw:text-style-name="P3" draw:layer="layout" svg:width="4.445cm" svg:height="1.114cm" svg:x="5.159cm" svg:y="8.173cm">
          <draw:text-box>
            <text:p text:style-name="P1">L<text:span text:style-name="T1">board</text:span></text:p>
          </draw:text-box>
        </draw:frame>
        <draw:line draw:style-name="gr7" draw:text-style-name="P1" draw:layer="layout" svg:x1="3.921cm" svg:y1="21.105cm" svg:x2="17.383cm" svg:y2="21.105cm">
          <text:p/>
        </draw:line>
        <draw:frame draw:style-name="gr4" draw:text-style-name="P3" draw:layer="layout" svg:width="4.445cm" svg:height="1.114cm" svg:x="8.621cm" svg:y="20.052cm">
          <draw:text-box>
            <text:p text:style-name="P1"><text:span text:style-name="T2">L</text:span><text:span text:style-name="T1">scale</text:span></text:p>
          </draw:text-box>
        </draw:frame>
        <draw:line draw:style-name="gr7" draw:text-style-name="P1" draw:layer="layout" svg:x1="3.928cm" svg:y1="20.032cm" svg:x2="10.786cm" svg:y2="20.032cm">
          <text:p/>
        </draw:line>
        <draw:frame draw:style-name="gr4" draw:text-style-name="P3" draw:layer="layout" svg:width="4.445cm" svg:height="1.114cm" svg:x="5.159cm" svg:y="18.918cm">
          <draw:text-box>
            <text:p text:style-name="P1">L<text:span text:style-name="T1">board</text:span></text:p>
          </draw:text-box>
        </draw:frame>
        <draw:line draw:style-name="gr7" draw:text-style-name="P1" draw:layer="layout" svg:x1="3.928cm" svg:y1="18.907cm" svg:x2="6.461cm" svg:y2="18.907cm">
          <text:p/>
        </draw:line>
        <draw:frame draw:style-name="gr4" draw:text-style-name="P3" draw:layer="layout" svg:width="4.445cm" svg:height="1.114cm" svg:x="3.059cm" svg:y="17.793cm">
          <draw:text-box>
            <text:p text:style-name="P1">L<text:span text:style-name="T1">ar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24:48.447619118</meta:creation-date>
    <dc:date>2021-09-24T16:10:21.035501213</dc:date>
    <meta:editing-duration>PT5M46S</meta:editing-duration>
    <meta:editing-cycles>3</meta:editing-cycles>
    <meta:generator>LibreOffice/6.4.7.2$Linux_X86_64 LibreOffice_project/40$Build-2</meta:generator>
    <meta:document-statistic meta:object-count="33"/>
  </office:meta>
</office:document-meta>
</file>